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solid" style:text-underline-width="auto" style:text-underline-color="font-color" officeooo:rsid="001bc5bc" officeooo:paragraph-rsid="001bc5bc"/>
    </style:style>
    <style:style style:name="P2" style:family="paragraph" style:parent-style-name="Standard">
      <style:text-properties fo:color="#000000" loext:opacity="100%" style:text-underline-style="solid" style:text-underline-width="auto" style:text-underline-color="font-color" officeooo:rsid="001ebf1c" officeooo:paragraph-rsid="001ebf1c"/>
    </style:style>
    <style:style style:name="P3" style:family="paragraph" style:parent-style-name="Standard">
      <style:text-properties fo:color="#000000" loext:opacity="100%" style:text-underline-style="none" officeooo:rsid="001ee980" officeooo:paragraph-rsid="001ee980"/>
    </style:style>
    <style:style style:name="P4" style:family="paragraph" style:parent-style-name="Standard">
      <style:text-properties fo:color="#000000" loext:opacity="100%" style:text-underline-style="none" officeooo:rsid="001f8bdc" officeooo:paragraph-rsid="001f8bdc"/>
    </style:style>
    <style:style style:name="P5" style:family="paragraph" style:parent-style-name="Standard">
      <style:text-properties fo:color="#000000" loext:opacity="100%" style:text-underline-style="none" officeooo:rsid="0020bc83" officeooo:paragraph-rsid="0020bc83"/>
    </style:style>
    <style:style style:name="P6" style:family="paragraph" style:parent-style-name="Standard">
      <style:text-properties fo:color="#000000" loext:opacity="100%" style:text-underline-style="none" officeooo:rsid="00232afe" officeooo:paragraph-rsid="00232afe"/>
    </style:style>
    <style:style style:name="T1" style:family="text">
      <style:text-properties fo:color="#c9211e" loext:opacity="100%" officeooo:rsid="001bc5bc"/>
    </style:style>
    <style:style style:name="T2" style:family="text">
      <style:text-properties fo:color="#c9211e" loext:opacity="100%" fo:font-size="50pt" officeooo:rsid="001bc5bc" style:font-size-asian="50pt" style:font-size-complex="50pt"/>
    </style:style>
    <style:style style:name="T3" style:family="text">
      <style:text-properties fo:color="#c9211e" loext:opacity="100%" fo:font-size="50pt" officeooo:rsid="001ee980" style:font-size-asian="50pt" style:font-size-complex="50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6d72"/>
    </style:style>
    <style:style style:name="T6" style:family="text">
      <style:text-properties officeooo:rsid="00213f4e"/>
    </style:style>
    <style:style style:name="T7" style:family="text">
      <style:text-properties officeooo:rsid="00232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2">Cours sur le </text:span><text:span text:style-name="T3">C</text:span><text:span text:style-name="T2">loud </text:span></text:p>
      <text:p text:style-name="Standard"><text:span text:style-name="T1"/></text:p>
      <text:p text:style-name="Standard"><text:span text:style-name="T1"/></text:p>
      <text:p text:style-name="P1">Le cloud : <text:span text:style-name="T4"><text:s/></text:span><text:span text:style-name="T5">serveurs accessibles sur internet et hébergé dans des Datacenters. </text:span></text:p>
      <text:p text:style-name="P1"><text:span text:style-name="T5"/></text:p>
      <text:p text:style-name="P2"><text:span text:style-name="T5">S</text:span><text:span text:style-name="T4">erveur tour (PC), serveur rack (dans des baies) et serveur lame (serveur dédié). </text:span></text:p>
      <text:p text:style-name="P2"/>
      <text:p text:style-name="P3"/>
      <text:p text:style-name="P3">Un besoin =&gt; en CPU, ROM, RAM </text:p>
      <text:p text:style-name="P3">Une baie a besoin d’électricité, internet</text:p>
      <text:p text:style-name="P3"/>
      <text:p text:style-name="P3">Il est important de mettre un hyperviseur (VmWare, HyperV, ProxMox)</text:p>
      <text:p text:style-name="P4">Un cpu, on peut le virtualiser et monitorer les vcpu selon utilisations. Donc on mutualise</text:p>
      <text:p text:style-name="P4"/>
      <text:p text:style-name="P5">U pour les baies ou Unité correspond à la hauteur normalisé d’un équipement électronique. <text:span text:style-name="T6">Dans la baie tout est rac</text:span><text:span text:style-name="T7">k</text:span><text:span text:style-name="T6">able. </text:span></text:p>
      <text:p text:style-name="P5"/>
      <text:p text:style-name="P6">Internet = faire communiquer les différents utilisateurs à travers le monde. 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13:00.658123224</meta:creation-date>
    <dc:date>2024-09-25T15:12:32.981888992</dc:date>
    <meta:editing-duration>PT59M26S</meta:editing-duration>
    <meta:editing-cycles>9</meta:editing-cycles>
    <meta:generator>LibreOffice/7.4.7.2$Linux_X86_64 LibreOffice_project/40$Build-2</meta:generator>
    <meta:document-statistic meta:table-count="0" meta:image-count="0" meta:object-count="0" meta:page-count="1" meta:paragraph-count="9" meta:word-count="98" meta:character-count="608" meta:non-whitespace-character-count="511"/>
  </office:meta>
</office:document-meta>
</file>